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reached our destination.</text:p>
          </table:table-cell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must be the hideout to which Lumii-san
was taken...</text:p>
          </table:table-cell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guys! Is everyone ready to charge in?!</text:p>
          </table:table-cell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 see, you're the type to only use rush skills
in action games and the like.</text:p>
          </table:table-cell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on't know what's waiting inside. It would
be a bad idea to raid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y have Lumii-san, too.</text:p>
          </table:table-cell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ll be fine, Riiight? Can't we just raid 'em,
Alreaaady?</text:p>
          </table:table-cell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we can't...!</text:p>
          </table:table-cell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pponent is Blue Carat, whose Magic
powers have been amplified.</text:p>
          </table:table-cell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 office:value-type="string">
            <text:p>Given that they have a hostage in there, simply
busting through would not be a sound plan.</text:p>
          </table:table-cell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 office:value-type="string">
            <text:p>It would be preferable to find some other way
in, like at the bandit lair...</text:p>
          </table:table-cell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-Excuse me, but I'd rather not get caught in
another trap...?!</text:p>
          </table:table-cell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h?</text:p>
          </table:table-cell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 office:value-type="string">
            <text:p>Is there somethin' on the ground over there?</text:p>
          </table:table-cell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letter!</text:p>
          </table:table-cell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 office:value-type="string">
            <text:p>This is Lumii-san's handwriting!</text:p>
          </table:table-cell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mall bottle here, as well.</text:p>
          </table:table-cell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 office:value-type="string">
            <text:p>It must have been thrown out from that little
window up there.</text:p>
          </table:table-cell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in the Letteeer?</text:p>
          </table:table-cell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...</text:p>
          </table:table-cell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 office:value-type="string">
            <text:p>『White Carat has several bandits on patrol
on the inside.』</text:p>
          </table:table-cell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 office:value-type="string">
            <text:p>『There's no other way in besides the front
door, so it won't be possible to infiltrate via
conventional means.』</text:p>
          </table:table-cell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ick a fork in us, we're done...</text:p>
          </table:table-cell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there's more!</text:p>
          </table:table-cell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 office:value-type="string">
            <text:p>『But there is an opening. For a few minutes,
both at midday and 1500 hours, the guards by
the entrance switch shifts.』</text:p>
          </table:table-cell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 office:value-type="string">
            <text:p>『Take advantage of that blind spot and use this
invisibility potion to get inside.』</text:p>
          </table:table-cell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visibility potion...? She must be referring to
this vial.</text:p>
          </table:table-cell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 office:value-type="string">
            <text:p>『This concoction will render you completely
invisible when ingested.』</text:p>
          </table:table-cell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 office:value-type="string">
            <text:p>『However, it is only effective on those with
the aptitude for it.』</text:p>
          </table:table-cell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 office:value-type="string">
            <text:p>『To test if you meet the conditions, apply a
small amount to your arm and check for blue
smoke.』</text:p>
          </table:table-cell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 office:value-type="string">
            <text:p>『Blue smoke is proof that the invisibility
potion will work on you.』</text:p>
          </table:table-cell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 invisibility potion... i-incredible...</text:p>
          </table:table-cell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summarize, we use this potion to turn
someone invisible; they infiltrate at noon;
and extract Lumii exactly three hours later.</text:p>
          </table:table-cell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coming invisible, Huuuh?! How Intriguiiing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ery well, let us give it a try.</text:p>
          </table:table-cell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... not getting any blue smoke...</text:p>
          </table:table-cell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e neither...
(And I really wanted to experience being
invisible, too...)</text:p>
          </table:table-cell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lue smoke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You're not kidding! Hime-chan, you're
awesome!!</text:p>
          </table:table-cell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it work for anyone else?</text:p>
          </table:table-cell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... just Hime, it looks Liiike.</text:p>
          </table:table-cell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Hime's on rescue duty this time!</text:p>
          </table:table-cell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... uu... d-do you really think I can do it...?!</text:p>
          </table:table-cell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you're the only one with the necessary
aptitude for this invisibility potion.</text:p>
          </table:table-cell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 office:value-type="string">
            <text:p>We have no one else to count on.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I-I'll... do my best!</text:p>
          </table:table-cell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take the potion.</text:p>
          </table:table-cell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 office:value-type="string">
            <text:p>This amount is probably good for one serving.</text:p>
          </table:table-cell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l right, then... I'm drinking it...</text:p>
          </table:table-cell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 office:value-type="string">
            <text:p>*glug*...</text:p>
          </table:table-cell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ooooooooooooone!!!</text:p>
          </table:table-cell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wah, ah, ah, I-I-I've vanished...! Fueeeh!</text:p>
          </table:table-cell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watching you disappear like that was
quite disconcerting.</text:p>
          </table:table-cell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your clothes are still Theeere!</text:p>
          </table:table-cell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 office:value-type="string">
            <text:p>It kinda looks like a floating uniform is
speaking to us, Hilariouuus!</text:p>
          </table:table-cell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hould be able to get inside unnoticed
now!</text:p>
          </table:table-cell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have to be sure not to make a sound,
and also...</text:p>
          </table:table-cell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 office:value-type="string">
            <text:p>Also, erm...</text:p>
          </table:table-cell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will have to remove all of your clothes,
I think...</text:p>
          </table:table-cell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gh...</text:p>
          </table:table-cell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 office:value-type="string">
            <text:p>B-But I couldn't... /////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〜, it's for Lumii's safety, don'tcha
seeee〜?</text:p>
          </table:table-cell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 office:value-type="string">
            <text:p>You've gotta just grin and “bare” it, literally〜!</text:p>
          </table:table-cell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is has gotten awkward...)</text:p>
          </table:table-cell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re totally see-through, so it's fine—!
C'mon c'mon c'mon—!</text:p>
          </table:table-cell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 office:value-type="string">
            <text:p>Look, I'll help ya undress...</text:p>
          </table:table-cell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-I-I-I-I can do it by myseeeeeeelf!!</text:p>
          </table:table-cell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 office:value-type="string">
            <text:p>Outdoor pee - L7 Him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 /////////</text:p>
          </table:table-cell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even know where Hime is anymore...</text:p>
          </table:table-cell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I can guess what kinda face she's
making, though〜! ♪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-D-Do I really... have to go in like this...?</text:p>
          </table:table-cell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d be pointless if you went in with Clooothes.</text:p>
          </table:table-cell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s embarrassing, but just try to put
up with it for Lumii-san's sake...</text:p>
          </table:table-cell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kay...</text:p>
          </table:table-cell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 office:value-type="string">
            <text:p>I'm ready... ////</text:p>
          </table:table-cell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Footnote: Reguma has been forcibly logged
out from the area.</text:p>
          </table:table-cell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. Isn't there more written on the
back of the letter?</text:p>
          </table:table-cell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 office:value-type="string">
            <text:p>...Ah, would you look at that!</text:p>
          </table:table-cell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 office:value-type="string">
            <text:p>『Furthermore, the effects of the invisibility
potion until urinated out of the user's body.』</text:p>
          </table:table-cell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 office:value-type="string">
            <text:p>『What's more, the potion is a particularly
strong diuretic, so please time ingestion
carefully.』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... was a rather important point to leave
for the end...</text:p>
          </table:table-cell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other half-hour until noon...?</text:p>
          </table:table-cell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 office:value-type="string">
            <text:p>127#656 Princess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 that means...</text:p>
          </table:table-cell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 office:value-type="string">
            <text:p>I have to stay like this without visiting the
restroom for another thirty minutes...!</text:p>
          </table:table-cell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it Seeeems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you don't hafta go pee, right?</text:p>
          </table:table-cell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ine for now...</text:p>
          </table:table-cell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 office:value-type="string">
            <text:p>But the potion was a strong diuretic, wasn't it...?</text:p>
          </table:table-cell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 office:value-type="string">
            <text:p>(I-I wonder if I'll really be okay...)</text:p>
          </table:table-cell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you can do about it now.</text:p>
          </table:table-cell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 office:value-type="string">
            <text:p>For the time being, we just have to wait until
twelve o'clock.</text:p>
          </table:table-cell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most Tweeelve.</text:p>
          </table:table-cell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are you feeling, Kiryū-san? Are you still
alive...?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all right...</text:p>
          </table:table-cell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 office:value-type="string">
            <text:p>(To be honest, I rather want to visit the
restroom...)</text:p>
          </table:table-cell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 office:value-type="string">
            <text:p>(But as we've already come this far, I have to
see this plan through to the end...!)</text:p>
          </table:table-cell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worried, but we'll be waiting here
for you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gets dangerous or you have any problems
along the way, you come straight back here,
understand?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, okay...</text:p>
          </table:table-cell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just about twelve O'Clooock...!</text:p>
          </table:table-cell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kay, then... I-I'm going in...!</text:p>
          </table:table-cell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reak a leg, Hime-chan!</text:p>
          </table:table-cell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he enemy base! No need to go in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